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2.125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solid" draw:stroke-dash="Ultrafine_20_Dashed" svg:stroke-color="#000000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fill-color="#666666" draw:textarea-horizontal-align="justify" draw:textarea-vertical-align="middle" draw:auto-grow-height="false"/>
    </style:style>
    <style:style style:name="gr7" style:family="graphic" style:parent-style-name="standard">
      <style:graphic-properties draw:fill-color="#e6e6ff" draw:textarea-horizontal-align="justify" draw:textarea-vertical-align="middle" draw:auto-grow-height="false"/>
    </style:style>
    <style:style style:name="gr8" style:family="graphic" style:parent-style-name="standard">
      <style:graphic-properties draw:marker-end="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dash" draw:stroke-dash="Fine_20_Dashed_20__28_var_29_" draw:fill="none" draw:textarea-horizontal-align="center" draw:textarea-vertical-align="middle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line-height="100%" fo:text-align="center" fo:text-indent="0cm"/>
      <style:text-properties fo:font-family="Arial" style:font-family-generic="swiss" style:font-pitch="variable" fo:font-size="11pt" style:font-size-asian="11pt" style:font-size-complex="11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font-size="9pt" fo:font-weight="bold" style:font-size-asian="9pt" style:font-weight-asian="bold" style:font-size-complex="9pt" style:font-weight-complex="bold"/>
    </style:style>
    <style:style style:name="P7" style:family="paragraph">
      <style:paragraph-properties fo:margin-left="0cm" fo:margin-right="0cm" fo:text-align="center" fo:text-indent="0cm"/>
      <style:text-properties fo:font-size="8pt" style:font-size-asian="8pt" style:font-size-complex="8pt"/>
    </style:style>
    <style:style style:name="P8" style:family="paragraph">
      <style:paragraph-properties fo:margin-left="0cm" fo:margin-right="0cm" fo:text-align="center" fo:text-indent="0cm"/>
      <style:text-properties fo:font-weight="bold"/>
    </style:style>
    <style:style style:name="P9" style:family="paragraph">
      <style:paragraph-properties fo:margin-left="0cm" fo:margin-right="0cm" fo:text-align="center" fo:text-indent="0cm"/>
      <style:text-properties fo:font-size="9pt" style:font-size-asian="9pt" style:font-size-complex="9pt"/>
    </style:style>
    <style:style style:name="P10" style:family="paragraph">
      <style:paragraph-properties fo:margin-left="0cm" fo:margin-right="0cm" fo:text-align="center" fo:text-indent="0cm"/>
      <style:text-properties fo:font-size="12pt" fo:font-weight="bold" style:font-size-asian="12pt" style:font-size-complex="12pt"/>
    </style:style>
    <style:style style:name="P11" style:family="paragraph">
      <style:text-properties fo:font-size="6pt" style:font-size-asian="6pt" style:font-size-complex="6pt"/>
    </style:style>
    <style:style style:name="P12" style:family="paragraph">
      <style:paragraph-properties fo:text-align="center"/>
      <style:text-properties fo:font-size="6pt" style:font-size-asian="6pt" style:font-size-complex="6pt"/>
    </style:style>
    <style:style style:name="T1" style:family="text">
      <style:text-properties fo:font-family="Arial" style:font-family-generic="swiss" style:font-pitch="variable" fo:font-size="11pt" fo:font-weight="bold" style:font-size-asian="11pt" style:font-size-complex="11pt"/>
    </style:style>
    <style:style style:name="T2" style:family="text">
      <style:text-properties fo:font-family="Arial" style:font-family-generic="swiss" style:font-pitch="variable" fo:font-size="11pt" fo:font-weight="normal" style:font-size-asian="11pt" style:font-size-complex="11pt"/>
    </style:style>
    <style:style style:name="T3" style:family="text">
      <style:text-properties fo:font-family="Arial" style:font-family-generic="swiss" style:font-pitch="variable" fo:font-size="11pt" style:font-size-asian="11pt" style:font-size-complex="11pt"/>
    </style:style>
    <style:style style:name="T4" style:family="text">
      <style:text-properties fo:font-family="Arial" style:font-family-generic="swiss" style:font-pitch="variable" fo:font-size="11pt" style:text-underline-style="none" style:font-size-asian="11pt" style:font-size-complex="11pt"/>
    </style:style>
    <style:style style:name="T5" style:family="text">
      <style:text-properties fo:font-family="Arial" style:font-family-generic="swiss" style:font-pitch="variable" fo:font-size="11pt" style:text-underline-style="solid" style:text-underline-width="auto" style:text-underline-color="font-color" style:font-size-asian="11pt" style:font-size-complex="11pt"/>
    </style:style>
    <style:style style:name="T6" style:family="text">
      <style:text-properties fo:font-family="Arial" style:font-family-generic="swiss" style:font-pitch="variable" fo:font-size="11pt" fo:font-weight="normal" style:font-size-asian="11pt" style:font-weight-asian="normal" style:font-size-complex="11pt" style:font-weight-complex="normal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family="Arial" style:font-family-generic="swiss" style:font-pitch="variable" fo:font-size="11pt" fo:font-weight="bold" style:font-size-asian="11pt" style:font-size-complex="11pt" style:font-weight-complex="bold"/>
    </style:style>
    <style:style style:name="T9" style:family="text">
      <style:text-properties fo:font-family="Arial" style:font-family-generic="swiss" style:font-pitch="variable" fo:font-size="11pt" style:text-underline-style="solid" style:text-underline-width="auto" style:text-underline-color="font-color" fo:font-weight="bold" style:font-size-asian="11pt" style:font-size-complex="11pt"/>
    </style:style>
    <style:style style:name="T10" style:family="text">
      <style:text-properties fo:font-family="Arial" style:font-family-generic="swiss" style:font-pitch="variable" fo:font-size="11pt" fo:font-weight="bold" style:font-size-asian="11pt" style:font-weight-asian="bold" style:font-size-complex="11pt" style:font-weight-complex="bold"/>
    </style:style>
    <style:style style:name="T11" style:family="text">
      <style:text-properties fo:font-size="12pt" fo:font-weight="bold"/>
    </style:style>
    <style:style style:name="T12" style:family="text">
      <style:text-properties fo:font-size="12pt"/>
    </style:style>
    <style:style style:name="T13" style:family="text">
      <style:text-properties fo:font-family="Arial" style:font-family-generic="swiss" style:font-pitch="variable" fo:font-size="9pt" fo:language="en" fo:country="US" fo:font-weight="bold" style:font-size-asian="9pt" style:language-asian="en" style:country-asian="US" style:font-weight-asian="bold" style:font-size-complex="9pt" style:font-weight-complex="bold"/>
    </style:style>
    <style:style style:name="T14" style:family="text">
      <style:text-properties fo:font-size="8pt" fo:font-weight="bold" style:font-size-asian="8pt" style:font-weight-asian="bold" style:font-size-complex="8pt" style:font-weight-complex="bold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fo:font-weight="bold"/>
    </style:style>
    <style:style style:name="T17" style:family="text">
      <style:text-properties fo:font-size="9pt" fo:font-weight="bold" style:font-size-asian="9pt" style:font-weight-asian="bold" style:font-size-complex="9pt" style:font-weight-complex="bold"/>
    </style:style>
    <style:style style:name="T18" style:family="text">
      <style:text-properties fo:font-size="9pt" style:font-size-asian="9pt" style:font-size-complex="9pt"/>
    </style:style>
    <style:style style:name="T19" style:family="text">
      <style:text-properties fo:font-family="Arial" style:font-family-generic="swiss" style:font-pitch="variable" fo:font-size="9pt" fo:language="en" fo:country="US" style:font-size-asian="9pt" style:language-asian="en" style:country-asian="US" style:font-size-complex="9pt"/>
    </style:style>
    <style:style style:name="T20" style:family="text">
      <style:text-properties fo:font-family="Arial" style:font-family-generic="swiss" style:font-pitch="variable" fo:font-size="9pt" fo:language="en" fo:country="US" fo:font-weight="normal" style:font-size-asian="9pt" style:language-asian="en" style:country-asian="US" style:font-weight-asian="normal" style:font-size-complex="9pt" style:font-weight-complex="normal"/>
    </style:style>
    <style:style style:name="T21" style:family="text">
      <style:text-properties fo:font-size="12pt" fo:font-weight="bold" style:font-size-asian="12pt" style:font-size-complex="12pt"/>
    </style:style>
    <style:style style:name="T22" style:family="text">
      <style:text-properties fo:font-size="12pt" fo:font-weight="normal" style:font-size-asian="12pt" style:font-weight-asian="normal" style:font-size-complex="12pt" style:font-weight-complex="normal"/>
    </style:style>
    <style:style style:name="T23" style:family="text">
      <style:text-properties fo:font-size="6pt" style:font-size-asian="6pt" style:font-size-complex="6pt"/>
    </style:style>
    <style:style style:name="T24" style:family="text">
      <style:text-properties fo:font-size="6pt" fo:font-style="italic" style:font-size-asian="6pt" style:font-style-asian="italic" style:font-size-complex="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3" draw:layer="layout" svg:width="19.885cm" svg:height="13.643cm" svg:x="0.905cm" svg:y="13.799cm">
          <draw:text-box>
            <text:p text:style-name="P1"><text:span text:style-name="T1">TV How-to</text:span></text:p>
            <text:p text:style-name="P1"><text:span text:style-name="T1"/></text:p>
            <text:p text:style-name="P2"><text:span text:style-name="T1">Watch TV using only TV remote</text:span><text:span text:style-name="T2"> to change channels </text:span><text:span text:style-name="T3">(ok while recording a show or video):</text:span></text:p>
            <text:p text:style-name="P2"><text:span text:style-name="T3">TV Remote: Push “TV”</text:span></text:p>
            <text:p text:style-name="P2"><text:span text:style-name="T4">DVDR remote: </text:span><text:span text:style-name="T5">Push VCR/TV button</text:span><text:span text:style-name="T4"> so that little “TV” light on LED display on the front of the DVDR is showing</text:span><text:span text:style-name="T3"> while recording a show or video, otherwise you can leave DVDR off (VCR or DVD LED light up on the front when it is on) if you are not recording. <text:s/>If a recording is scheduled, a little circle with two hands representing a clock will display on DVDR's LED screen when it is off—it must be </text:span><text:span text:style-name="T1">off</text:span><text:span text:style-name="T3"> in order for scheduled recording to start.</text:span></text:p>
            <text:p text:style-name="P2"><text:span text:style-name="T3">Stereo Remote: slide bottom open &amp; push “XBOX360”</text:span><text:span text:style-name="T6"> button @ top left of recessed part under cover (after power on)</text:span></text:p>
            <text:p text:style-name="P2"><text:span text:style-name="T7"/></text:p>
            <text:p text:style-name="P2"><text:span text:style-name="T8">Watch VHS Tape</text:span></text:p>
            <text:p text:style-name="P2"><text:span text:style-name="T3">TV Remote: set to Component 1 (by pressing COMP button until says Component 1)</text:span></text:p>
            <text:p text:style-name="P2"><text:span text:style-name="T3">Put tape in DVDR</text:span></text:p>
            <text:p text:style-name="P2"><text:span text:style-name="T6">NOTE: use player on right DVDR/VCR (left DVD player won't work unless DVDR is on Input1 ready to record)</text:span></text:p>
            <text:p text:style-name="P2"><text:span text:style-name="T3">DVDR Remote: Push “Drive Select” until it says either DVD or VHS</text:span></text:p>
            <text:p text:style-name="P2"><text:span text:style-name="T6">Stereo Remote: slide bottom open, push “Digital” button @ top left of recessed part under cover (after power on)</text:span></text:p>
            <text:p text:style-name="P2"><text:span text:style-name="T7"/></text:p>
            <text:p text:style-name="P2"><text:span text:style-name="T8">Watch DVD on left combo:</text:span></text:p>
            <text:p text:style-name="P2"><text:span text:style-name="T3">TV Remote: set to HDMI 1</text:span></text:p>
            <text:p text:style-name="P2"><text:span text:style-name="T3">Stereo Remote: slide bottom open &amp; push “XBOX360”</text:span><text:span text:style-name="T6"> button @ top left of recessed part under cover (after power on)</text:span></text:p>
            <text:p text:style-name="P2"><text:span text:style-name="T7"/></text:p>
            <text:p text:style-name="P2"><text:span text:style-name="T1">Record a tape or DVD</text:span><text:span text:style-name="T3"> (must record from left player to right)</text:span></text:p>
            <text:p text:style-name="P2"><text:span text:style-name="T3">-</text:span><text:span text:style-name="T5">TV: set to </text:span><text:span text:style-name="T9">Component 1</text:span><text:span text:style-name="T3"> to see what you are doing (Component 2 is only for left Combo playback)</text:span></text:p>
            <text:p text:style-name="P2"><text:span text:style-name="T3">-DVDR Remote: Change to “Input 1” (from Combo) by pushing “INPUT SELECT” until it says “Input 1” (</text:span><text:span text:style-name="T10">Input 2 to see computer screen</text:span><text:span text:style-name="T3">)</text:span></text:p>
            <text:p text:style-name="P2"><text:span text:style-name="T3">-Record to either DVD or VHS tape (first choose VHS or DVD using “Drive Select” on DVDR remote)</text:span></text:p>
            <text:p text:style-name="P2"><text:span text:style-name="T3">-DVDR Remote: “REC MODE” to set recording speed (shows remaining time if recording to DVD)</text:span></text:p>
            <text:p text:style-name="P2"><text:span text:style-name="T3">-Push PLAY on left Combo, and press REC on DVDR when ready</text:span></text:p>
            <text:p text:style-name="P2"><text:span text:style-name="T3">(to watch something else while recording, push “VCR/TV” on DVDR Remote then push “TV” on TV remote)</text:span></text:p>
          </draw:text-box>
        </draw:frame>
        <draw:polyline draw:style-name="gr2" draw:text-style-name="P4" draw:layer="layout" svg:width="13.347cm" svg:height="9.388cm" draw:transform="skewX (1.18172916197971E-017) rotate (-1.40882977220982) translate (19.9612012433079cm 0.694230082033556cm)" svg:viewBox="0 0 13348 9389" draw:points="421,1959 0,1890 309,0 13348,2111 12159,9389 11533,9280">
          <text:p/>
        </draw:polyline>
        <draw:polyline draw:style-name="gr2" draw:text-style-name="P4" draw:layer="layout" svg:width="6.715cm" svg:height="4.322cm" draw:transform="rotate (1.05278260480298) translate (3.0483085342606cm 6.63075839745533cm)" svg:viewBox="0 0 6716 4323" draw:points="1210,3363 700,3651 0,2418 4293,0 6716,4323">
          <text:p/>
        </draw:polyline>
        <draw:polyline draw:style-name="gr2" draw:text-style-name="P4" draw:layer="layout" svg:width="10.758cm" svg:height="6.896cm" draw:transform="rotate (1.02363560629467) translate (-1.37199293857244cm 8.01908490110996cm)" svg:viewBox="0 0 10759 6897" draw:points="0,4009 6556,0 10759,6897">
          <text:p/>
        </draw:polyline>
        <draw:polyline draw:style-name="gr2" draw:text-style-name="P4" draw:layer="layout" svg:width="0.953cm" svg:height="5.792cm" draw:transform="rotate (1.62891579088631) translate (2.836cm 8.853cm)" svg:viewBox="0 0 954 5793" draw:points="0,0 783,45 431,5760 954,5793">
          <text:p/>
        </draw:polyline>
        <draw:polyline draw:style-name="gr3" draw:text-style-name="P4" draw:layer="layout" svg:width="13.956cm" svg:height="0.817cm" draw:transform="rotate (-0.0137881010907564) translate (3.65145389530001cm 7.95664731471012cm)" svg:viewBox="0 0 13957 818" draw:points="0,818 8,336 6899,241 6925,152 7023,79 7130,77 7225,137 7266,236 12369,161 12403,67 12485,1 12597,0 12681,57 12718,156 13951,141 13957,734">
          <text:p/>
        </draw:polyline>
        <draw:custom-shape draw:style-name="gr4" draw:text-style-name="P5" draw:layer="layout" svg:width="6.914cm" svg:height="4.041cm" svg:x="1.634cm" svg:y="9.347cm">
          <text:p text:style-name="P5"><text:span text:style-name="T11">DVD/VCR</text:span></text:p>
          <text:p text:style-name="P5"><text:span text:style-name="T11">Combo</text:span></text:p>
          <text:p text:style-name="P5"><text:span text:style-name="T12"/></text:p>
          <text:p text:style-name="P5"><text:span text:style-name="T12"/></text:p>
          <text:p text:style-name="P5"/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4.87cm" svg:height="0.6cm" draw:transform="rotate (1.5707963267949) translate (1.778cm 13.261cm)">
          <text:p text:style-name="P5"><text:span text:style-name="T13">Digital Coax DVD Audio 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4.883cm" svg:height="0.625cm" draw:transform="rotate (1.5707963267949) translate (3.319cm 13.261cm)">
          <text:p text:style-name="P5"><text:span text:style-name="T14">Composite DVD/VCR out </text:span><text:span text:style-name="T15">(V+Stereo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6.673cm" svg:height="4.098cm" svg:x="11.675cm" svg:y="9.349cm">
          <text:p text:style-name="P5"><text:span text:style-name="T11">DVDR/</text:span></text:p>
          <text:p text:style-name="P5"><text:span text:style-name="T11">VCR</text:span></text:p>
          <text:p text:style-name="P5"><text:span text:style-name="T11">Combo</text:span></text:p>
          <text:p text:style-name="P5"><text:span text:style-name="T12"/></text:p>
          <text:p text:style-name="P5"><text:span text:style-name="T12"/></text:p>
          <text:p text:style-name="P5"><text:span text:style-name="T12"/></text:p>
          <text:p text:style-name="P5"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7.354cm" svg:height="3.805cm" svg:x="5.551cm" svg:y="3.418cm">
          <text:p text:style-name="P5"><text:span text:style-name="T16">TV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.87cm" svg:height="0.625cm" draw:transform="rotate (1.5707963267949) translate (2.528cm 13.261cm)">
          <text:p text:style-name="P5"><text:span text:style-name="T17">Component out</text:span><text:span text:style-name="T18"> (RGB)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6" draw:layer="layout" svg:width="2.185cm" svg:height="0.682cm" svg:x="9.942cm" svg:y="6.759cm">
          <text:p text:style-name="P5"><text:span text:style-name="T17">Component 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6" draw:layer="layout" svg:width="2.199cm" svg:height="0.682cm" svg:x="7.564cm" svg:y="6.781cm">
          <text:p text:style-name="P5"><text:span text:style-name="T17">HDMI 1</text:span></text:p>
          <draw:enhanced-geometry svg:viewBox="0 0 21600 21600" draw:mirror-vertical="false" draw:mirror-horizontal="false" draw:type="rectangle" draw:enhanced-path="M 0 0 L 21600 0 21600 21600 0 21600 0 0 Z N"/>
        </draw:custom-shape>
        <draw:polyline draw:style-name="gr2" draw:text-style-name="P4" draw:layer="layout" svg:width="5.487cm" svg:height="4.025cm" draw:transform="rotate (2.42443686394532) translate (14.3570111411855cm 11.7698009273734cm)" svg:viewBox="0 0 5488 4026" draw:points="0,3804 194,4026 565,3703 662,3750 763,3744 847,3670 871,3571 835,3467 4814,0 5488,787">
          <text:p/>
        </draw:polyline>
        <draw:custom-shape draw:style-name="gr5" draw:text-style-name="P6" draw:layer="layout" svg:width="3.474cm" svg:height="0.606cm" draw:transform="rotate (1.5707963267949) translate (17.319cm 12.365cm)">
          <text:p text:style-name="P5"><text:span text:style-name="T17">Input 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6" draw:layer="layout" svg:width="2.911cm" svg:height="0.599cm" draw:transform="rotate (1.5707963267949) translate (6.257cm 7.459cm)">
          <text:p text:style-name="P5"><text:span text:style-name="T13">Optical Audio Out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513cm" svg:height="0.626cm" draw:transform="rotate (1.5707963267949) translate (16.564cm 12.384cm)">
          <text:p text:style-name="P5"><text:span text:style-name="T17">Component out (RGB)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5" draw:layer="layout" svg:width="5.087cm" svg:height="2.098cm" svg:x="10.773cm" svg:y="1.097cm">
          <text:p text:style-name="P5"><text:span text:style-name="T11">Surround Sound System</text:span></text:p>
          <text:p text:style-name="P5"><text:span text:style-name="T12"/></text:p>
          <text:p text:style-name="P5"><text:span text:style-name="T12"/></text:p>
          <text:p text:style-name="P5"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.44cm" svg:height="0.406cm" svg:x="10.126cm" svg:y="2.247cm">
          <text:p text:style-name="P5"><text:span text:style-name="T13">“</text:span><text:span text:style-name="T13">DVD/DVR”</text:span><text:span text:style-name="T19"> (Digital over RCA)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.439cm" svg:height="0.406cm" svg:x="10.127cm" svg:y="2.734cm">
          <text:p text:style-name="P5"><text:span text:style-name="T13">“</text:span><text:span text:style-name="T13">XBOX360”</text:span><text:span text:style-name="T19"> (Optical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32cm" svg:height="0.394cm" svg:x="10.134cm" svg:y="1.795cm">
          <text:p text:style-name="P5"><text:span text:style-name="T13">“</text:span><text:span text:style-name="T13">Digital”</text:span><text:span text:style-name="T20"> (Optical)</text:span></text:p>
          <draw:enhanced-geometry svg:viewBox="0 0 21600 21600" draw:type="rectangle" draw:enhanced-path="M 0 0 L 21600 0 21600 21600 0 21600 0 0 Z N"/>
        </draw:custom-shape>
        <draw:polyline draw:style-name="gr2" draw:text-style-name="P4" draw:layer="layout" svg:width="9.627cm" svg:height="6.918cm" draw:transform="skewX (0.00017453292519944) rotate (1.64846347850864) translate (9.9828803199783cm 10.6055146448849cm)" svg:viewBox="0 0 9628 6919" draw:points="0,6233 9119,6919 9628,78 8647,0 8564,800">
          <text:p/>
        </draw:polyline>
        <draw:custom-shape draw:style-name="gr5" draw:text-style-name="P6" draw:layer="layout" svg:width="3.509cm" svg:height="0.599cm" draw:transform="rotate (1.5707963267949) translate (15.885cm 12.38cm)">
          <text:p text:style-name="P5"><text:span text:style-name="T13">Optical Audio Out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789cm" svg:height="0.606cm" draw:transform="rotate (1.5707963267949) translate (12.366cm 13.561cm)">
          <text:p text:style-name="P5"><text:span text:style-name="T17">Input 2</text:span><text:span text:style-name="T18"> (front)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10" draw:layer="layout" svg:width="3.372cm" svg:height="2.528cm" svg:x="16.418cm" svg:y="1.188cm">
          <text:p text:style-name="P5"><text:span text:style-name="T21">Computer</text:span></text:p>
          <text:p text:style-name="P5"><text:span text:style-name="T22">(netbox)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8" draw:text-style-name="P4" draw:layer="layout" svg:width="0.779cm" svg:height="0.681cm" draw:transform="rotate (2.42443686394532) translate (2.48098445520459cm 2.28275084123625cm)" svg:viewBox="0 0 780 682" draw:points="0,682 243,470 339,517 440,511 524,437 548,338 512,234 780,0">
          <text:p/>
        </draw:polyline>
        <draw:frame draw:style-name="gr9" draw:text-style-name="P11" draw:layer="layout" svg:width="3.499cm" svg:height="0.489cm" svg:x="2.929cm" svg:y="1.494cm">
          <draw:text-box>
            <text:p><text:span text:style-name="T23">= crossing another set of cables</text:span></text:p>
          </draw:text-box>
        </draw:frame>
        <draw:rect draw:style-name="gr10" draw:text-style-name="P12" draw:layer="layout" svg:width="4.823cm" svg:height="1.101cm" svg:x="1.657cm" svg:y="1cm">
          <text:p text:style-name="P4"><text:span text:style-name="T24">Symbols:</text:span></text:p>
          <text:p text:style-name="P4"><text:span text:style-name="T23"/></text:p>
          <text:p text:style-name="P4"><text:span text:style-name="T23"/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en" fo:country="US" style:font-family-asian="Tahoma" style:font-family-generic-asian="swiss" style:font-pitch-asian="variable" style:language-asian="zxx" style:country-asian="none" style:font-family-complex="Tahoma" style:font-family-generic-complex="swiss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en" fo:country="US" style:font-family-asian="Tahoma" style:font-family-generic-asian="swiss" style:font-pitch-asian="variable" style:language-asian="zxx" style:country-asian="none" style:font-family-complex="Tahoma" style:font-family-generic-complex="swiss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imes New Roman'" style:font-family-generic="roman" style:font-pitch="variable" fo:font-size="12pt" fo:language="en" fo:country="US" fo:font-style="italic" style:font-family-asian="Tahoma" style:font-family-generic-asian="swiss" style:font-pitch-asian="variable" style:language-asian="zxx" style:country-asian="none" style:font-family-complex="Tahoma" style:font-family-generic-complex="swiss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US" style:font-family-asian="Tahoma" style:font-family-generic-asian="swiss" style:font-pitch-asian="variable" style:language-asian="zxx" style:country-asian="none" style:font-family-complex="Tahoma" style:font-family-generic-complex="swiss" style:font-pitch-complex="variable" style:font-size-complex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502</meta:generator>
    <meta:creation-date>2009-06-08T13:30:53</meta:creation-date>
    <dc:date>2012-02-09T21:01:13</dc:date>
    <meta:print-date>2010-09-25T16:57:48</meta:print-date>
    <dc:language>en-US</dc:language>
    <meta:editing-cycles>11</meta:editing-cycles>
    <meta:editing-duration>PT4H30M24S</meta:editing-duration>
    <meta:document-statistic meta:object-count="29"/>
    <meta:user-defined meta:name="Info 1"/>
    <meta:user-defined meta:name="Info 2"/>
    <meta:user-defined meta:name="Info 3"/>
    <meta:user-defined meta:name="Info 4"/>
  </office:meta>
</office:document-meta>
</file>